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, sans-serif"/>
    <style:font-face style:name="courier new" svg:font-family="'courier new'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master-page-name="HTML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.1965in"/>
    </style:style>
    <style:style style:name="P4" style:family="paragraph" style:parent-style-name="Text_20_body">
      <style:paragraph-properties fo:margin-top="0in" fo:margin-bottom="0.1965in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.1965in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.1965in"/>
    </style:style>
    <style:style style:name="T1" style:family="text">
      <style:text-properties fo:font-style="italic"/>
    </style:style>
    <style:style style:name="T2" style:family="text">
      <style:text-properties style:font-name="arial" fo:font-style="italic"/>
    </style:style>
    <style:style style:name="T3" style:family="text">
      <style:text-properties style:font-name="courier new"/>
    </style:style>
    <style:style style:name="T4" style:family="text">
      <style:text-properties style:font-name="arial"/>
    </style:style>
    <style:style style:name="T5" style:family="text">
      <style:text-properties style:font-name="courier new" fo:font-style="italic"/>
    </style:style>
    <style:style style:name="T6" style:family="text">
      <style:text-properties fo:font-weight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ösungen ReSi - Teil 1 </text:h>
      <text:h text:style-name="Heading_20_2" text:outline-level="2">1. Ist Java - wie so oft behauptet - wirklich sicher? </text:h>
      <text:list text:style-name="L2">
        <text:list-item>
          <text:p text:style-name="P2">Buffer-Overflows sind in Java nicht möglich (s. resi_afg2a.java), aber Java benutzt sog. Native Code, welcher bspw. in C gechrieben sein kann, um systemnahe Aufgaben zu erledigen. Hier kann es zu ausnutzbaren Speicherüberläufen kommen, s. <text:a xlink:type="simple" xlink:href="http://scary.beasts.org/security/CESA-2006-004.html">http://scary.beasts.org/security/CESA-2006-004.html</text:a> und <text:a xlink:type="simple" xlink:href="http://scary.beasts.org/security/CESA-2005-008.txt">http://scary.beasts.org/security/CESA-2005-008.txt</text:a> </text:p>
        </text:list-item>
        <text:list-item>
          <text:p text:style-name="P2">Integer-Overflows sind auch für Java problematisch, s. resi_afg2b.java. </text:p>
        </text:list-item>
        <text:list-item>
          <text:p text:style-name="P2">Java ist ebenfalls anfällig für Race-Conditions, s resi_afg2c.java. </text:p>
        </text:list-item>
        <text:list-item>
          <text:p text:style-name="P3">Bei Dateioperation folgt Java Sym-Lnks, s. resi_afg2d.java.</text:p>
        </text:list-item>
      </text:list>
      <text:p text:style-name="P4"/>
      <text:h text:style-name="Heading_20_2" text:outline-level="2">2. Wo ist der Fehler, wie kann er behoben werden? - ziptool </text:h>
      <text:p text:style-name="P4">Das dritte Argument von strncat() müsste eigentlich die Länge der Zielpuffer und nicht des Ausgangspuffers enthalten. strncat() verhält sich also genauso wie strcat(), was zu einem Speicherüberlauf führt. --&gt; erst: <text:span text:style-name="T1">memset(cmd, 0, sizeof(cmd))</text:span> ... dann <text:span text:style-name="T1">strncat(cmd,dev,sizeof(cmd)-1)</text:span><text:line-break/></text:p>
      <text:h text:style-name="Heading_20_2" text:outline-level="2">3. Wo ist der Fehler, wie kann er behoben werden? - smalltalk </text:h>
      <text:p text:style-name="P4">Hier wird einer 32-Bit Variablen der Wert einer 8-Bit Variablen zugeordnet; eigentlich kein Problem. Allerdings werden in der Variablen <text:span text:style-name="T1">char1</text:span> die 32-8 Bit gesetzt, wenn die char-Variable negativ ist. Ausgenutzt werden kann dieser Fehler eine Zeile tiefer beim Referenzieren von Array-Inhalten über  <text:span text:style-name="T2">crgb[char1]</text:span><text:span text:style-name="T3">. </text:span><text:span text:style-name="T4">--&gt; </text:span><text:span text:style-name="T2">char1 = (unsigned char)colorTable[a].string[0];</text:span><text:span text:style-name="T3"><text:line-break/></text:span></text:p>
      <text:h text:style-name="Heading_20_2" text:outline-level="2">4. Wo ist der Fehler, wie kann er behoben werden - libX11 </text:h>
      <text:p text:style-name="P4">Da die Varibale <text:span text:style-name="T1">i</text:span> nicht vorzeichenbehaftet ist, kann die Abbruchbedingung der for-Schleife (<text:span text:style-name="T1">--i &gt;= 0</text:span> bzw. <text:span text:style-name="T1">i &lt; 0</text:span>) nie erfüllt werden. Bei dem Kopieren der Speicherinhalte im Schleifenblock werden also irgendwann munter interne Prozessstrukturen überschrieben. --&gt; <text:span text:style-name="T1">i</text:span> mit Vorzeichen<text:line-break/></text:p>
      <text:h text:style-name="Heading_20_2" text:outline-level="2">5. Wo ist der Fehler, wie kann er behoben werden - xpdf </text:h>
      <text:p text:style-name="P4">Das Problem tritt nur bei Architekturen auf, die mehr als 2^32 Adressen referenzieren können. Variablen vom Typ <text:span text:style-name="T1">int</text:span> sind immer 32-Bit lang, die Länge der Variablen vom Typ <text:span text:style-name="T1">size_t</text:span> sind hingegen abhängig vom Rechnertyp, d. h. auf 32-Bit Systemen ist sie ebenso wie <text:span text:style-name="T1">int</text:span> 4-Byte groß, auf 64-Bit Systemen können <text:span text:style-name="T1">size_t</text:span> Variablen bis zu 8 Byte fassen. Zudem ist <text:span text:style-name="T1">size_t</text:span> vorzeichenlos und <text:span text:style-name="T1">int</text:span> nicht. Der Integer-Overflow findet also bei der Multiplikation im Argumentteil von <text:span text:style-name="T1">gmalloc()</text:span> statt. --&gt; immer <text:span text:style-name="T1">size_t</text:span> benutzen.<text:line-break/></text:p>
      <text:h text:style-name="Heading_20_2" text:outline-level="2">6. Wo ist der Fehler, wie kann er behoben werden - ntop </text:h>
      <text:p text:style-name="P4">Es sind hier zwei Fehler:</text:p>
      <text:list text:style-name="L3">
        <text:list-item>
          <text:p text:style-name="P5"><text:span text:style-name="T1">sprint()</text:span> prüft keine Speichergrenzen und kann einen Speicherüberlauf provozieren --&gt; <text:span text:style-name="T1">snprintf()</text:span> nutzen. </text:p>
        </text:list-item>
        <text:list-item>
          <text:p text:style-name="P6"><text:span text:style-name="T1">popen() </text:span>benutzt die Shell und kann durch Metazeichen in der Eingabe dazu gebracht werden beliebige Shell-Kommandos auszuführen --&gt; einen sicheren popen-Ersatz benutzen, oder Shell-Metazeichen ausfiltern, leider ist letzteres anfällig für lückenhafte Filterlisten</text:p>
        </text:list-item>
      </text:list>
      <text:p text:style-name="P4"/>
      <text:h text:style-name="Heading_20_2" text:outline-level="2">7. Wo ist der Fehler, wie kann er behoben werden - CASA </text:h>
      <text:p text:style-name="P4"><text:span text:style-name="T1">UnixFileInfo()</text:span> benutzt leider <text:span text:style-name="T1">stat(2)</text:span> und folgt somit Sym-Links. Die Benutzerüberprüfung (<text:span text:style-name="T2">sockFileOwner.UserId == 0</text:span>) prüft also die Datei auf die der Sym-Link zeigt, Die Methode <text:span text:style-name="T2">mSocket.Connect(sockEndPoint)</text:span><text:span text:style-name="T3"> benutzt nicht den Deskriptor für den Socket, sondern den symbolischen Namen. Diese Eigenschaften von </text:span><text:span text:style-name="T5">Mono</text:span><text:span text:style-name="T3"> erlauben folg. Angriff:</text:span></text:p>
      <text:list text:style-name="L4">
        <text:list-item>
          <text:p text:style-name="P7"><text:span text:style-name="T6">Attacker</text:span>: ln -s /etc/passwd /tmp/.novellCASA </text:p>
        </text:list-item>
        <text:list-item>
          <text:p text:style-name="P7"><text:span text:style-name="T6">CASA</text:span>: calls UnixEndPoint(/tmp/.novellCASA) </text:p>
        </text:list-item>
        <text:list-item>
          <text:p text:style-name="P7"><text:span text:style-name="T6">CASA</text:span>: UnixFileInfo() is a Wrapper for stat(2) and follows symbolic Links: stat(/etc/passwd) </text:p>
        </text:list-item>
        <text:list-item>
          <text:p text:style-name="P7"><text:span text:style-name="T6">CASA</text:span>: /etc/passwd is root-owned and therefore the Check for the Ownership succeeds </text:p>
        </text:list-item>
        <text:list-item>
          <text:p text:style-name="P7"><text:span text:style-name="T6">Attacker</text:span>: removes the Link, creates a real Socket, and attaches his Daemon </text:p>
        </text:list-item>
        <text:list-item>
          <text:p text:style-name="P7"><text:span text:style-name="T6">CASA</text:span>: connects to this Socket (by Name) </text:p>
        </text:list-item>
        <text:list-item>
          <text:p text:style-name="P8"><text:span text:style-name="T6">Attacker</text:span>: steals every Secret from the Client<text:line-break/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, sans-serif"/>
    <style:font-face style:name="courier new" svg:font-family="'courier new'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12-05T07:37:40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546" meta:character-count="3561"/>
  </office:meta>
</office:document-meta>
</file>